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1cm" svg:stroke-color="#75ab24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41cm" svg:stroke-color="#ad4296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-width="0.333cm" draw:marker-start-center="false" draw:marker-end="Arrow_20_concave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-width="0.333cm" draw:marker-start-center="false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366cm" fo:min-width="0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366cm" fo:min-width="0.058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3.783cm" svg:height="2.564cm" svg:x="4.876cm" svg:y="13.985cm" draw:kind="arc" draw:start-angle="0.23" draw:end-angle="178.99">
            <text:p/>
          </draw:ellipse>
          <draw:ellipse draw:style-name="gr2" draw:text-style-name="P1" draw:layer="layout" svg:width="0.618cm" svg:height="0.768cm" svg:x="4.876cm" svg:y="14.881cm" draw:kind="arc" draw:start-angle="0.23" draw:end-angle="178.99">
            <text:p/>
          </draw:ellipse>
          <draw:line draw:style-name="gr3" draw:text-style-name="P1" draw:layer="layout" svg:x1="4.892cm" svg:y1="15.262cm" svg:x2="17.735cm" svg:y2="15.262cm">
            <text:p/>
          </draw:line>
          <draw:line draw:style-name="gr4" draw:text-style-name="P1" draw:layer="layout" svg:x1="5.492cm" svg:y1="15.142cm" svg:x2="5.492cm" svg:y2="15.392cm">
            <text:p/>
          </draw:line>
          <draw:line draw:style-name="gr4" draw:text-style-name="P1" draw:layer="layout" svg:x1="6.127cm" svg:y1="15.142cm" svg:x2="6.127cm" svg:y2="15.392cm">
            <text:p/>
          </draw:line>
          <draw:line draw:style-name="gr4" draw:text-style-name="P1" draw:layer="layout" svg:x1="6.756cm" svg:y1="15.075cm" svg:x2="6.756cm" svg:y2="15.452cm">
            <text:p/>
          </draw:line>
          <draw:line draw:style-name="gr4" draw:text-style-name="P1" draw:layer="layout" svg:x1="7.383cm" svg:y1="15.142cm" svg:x2="7.383cm" svg:y2="15.394cm">
            <text:p/>
          </draw:line>
          <draw:line draw:style-name="gr4" draw:text-style-name="P1" draw:layer="layout" svg:x1="9.284cm" svg:y1="15.142cm" svg:x2="9.284cm" svg:y2="15.392cm">
            <text:p/>
          </draw:line>
          <draw:line draw:style-name="gr4" draw:text-style-name="P1" draw:layer="layout" svg:x1="11.806cm" svg:y1="15.142cm" svg:x2="11.806cm" svg:y2="15.392cm">
            <text:p/>
          </draw:line>
          <draw:line draw:style-name="gr4" draw:text-style-name="P1" draw:layer="layout" svg:x1="11.177cm" svg:y1="15.142cm" svg:x2="11.177cm" svg:y2="15.391cm">
            <text:p/>
          </draw:line>
          <draw:frame draw:style-name="gr5" draw:text-style-name="P3" draw:layer="layout" svg:width="0.684cm" svg:height="0.624cm" svg:x="4.483cm" svg:y="15.666cm">
            <draw:text-box>
              <text:p text:style-name="P2"><text:span text:style-name="T1">0</text:span></text:p>
            </draw:text-box>
          </draw:frame>
          <draw:line draw:style-name="gr4" draw:text-style-name="P1" draw:layer="layout" svg:x1="8.021cm" svg:y1="15.142cm" svg:x2="8.021cm" svg:y2="15.392cm">
            <text:p/>
          </draw:line>
          <draw:line draw:style-name="gr4" draw:text-style-name="P1" draw:layer="layout" svg:x1="8.649cm" svg:y1="15.075cm" svg:x2="8.649cm" svg:y2="15.452cm">
            <text:p/>
          </draw:line>
          <draw:line draw:style-name="gr4" draw:text-style-name="P1" draw:layer="layout" svg:x1="10.543cm" svg:y1="15.142cm" svg:x2="10.543cm" svg:y2="15.392cm">
            <text:p/>
          </draw:line>
          <draw:line draw:style-name="gr4" draw:text-style-name="P1" draw:layer="layout" svg:x1="4.873cm" svg:y1="14.948cm" svg:x2="4.873cm" svg:y2="15.587cm">
            <text:p/>
          </draw:line>
          <draw:frame draw:style-name="gr6" draw:text-style-name="P3" draw:layer="layout" svg:width="1.057cm" svg:height="0.624cm" svg:x="10.048cm" svg:y="15.666cm">
            <draw:text-box>
              <text:p text:style-name="P2"><text:span text:style-name="T1">1</text:span><text:span text:style-name="T1"> </text:span><text:span text:style-name="T1">m</text:span></text:p>
            </draw:text-box>
          </draw:frame>
          <draw:frame draw:style-name="gr6" draw:text-style-name="P3" draw:layer="layout" svg:width="1.057cm" svg:height="0.624cm" svg:x="15.691cm" svg:y="15.666cm">
            <draw:text-box>
              <text:p text:style-name="P2"><text:span text:style-name="T1">2</text:span><text:span text:style-name="T1"> </text:span><text:span text:style-name="T1">m</text:span></text:p>
            </draw:text-box>
          </draw:frame>
          <draw:line draw:style-name="gr4" draw:text-style-name="P1" draw:layer="layout" svg:x1="11.806cm" svg:y1="15.142cm" svg:x2="11.806cm" svg:y2="15.392cm">
            <text:p/>
          </draw:line>
          <draw:line draw:style-name="gr4" draw:text-style-name="P1" draw:layer="layout" svg:x1="11.177cm" svg:y1="15.142cm" svg:x2="11.177cm" svg:y2="15.391cm">
            <text:p/>
          </draw:line>
          <draw:line draw:style-name="gr4" draw:text-style-name="P1" draw:layer="layout" svg:x1="10.543cm" svg:y1="14.948cm" svg:x2="10.543cm" svg:y2="15.588cm">
            <text:p/>
          </draw:line>
          <draw:line draw:style-name="gr4" draw:text-style-name="P1" draw:layer="layout" svg:x1="9.916cm" svg:y1="15.142cm" svg:x2="9.916cm" svg:y2="15.394cm">
            <text:p/>
          </draw:line>
          <draw:line draw:style-name="gr4" draw:text-style-name="P1" draw:layer="layout" svg:x1="14.327cm" svg:y1="15.142cm" svg:x2="14.327cm" svg:y2="15.392cm">
            <text:p/>
          </draw:line>
          <draw:line draw:style-name="gr4" draw:text-style-name="P1" draw:layer="layout" svg:x1="13.699cm" svg:y1="15.142cm" svg:x2="13.699cm" svg:y2="15.391cm">
            <text:p/>
          </draw:line>
          <draw:line draw:style-name="gr4" draw:text-style-name="P1" draw:layer="layout" svg:x1="13.066cm" svg:y1="15.142cm" svg:x2="13.066cm" svg:y2="15.392cm">
            <text:p/>
          </draw:line>
          <draw:line draw:style-name="gr4" draw:text-style-name="P1" draw:layer="layout" svg:x1="12.441cm" svg:y1="15.075cm" svg:x2="12.441cm" svg:y2="15.452cm">
            <text:p/>
          </draw:line>
          <draw:line draw:style-name="gr4" draw:text-style-name="P1" draw:layer="layout" svg:x1="16.851cm" svg:y1="15.142cm" svg:x2="16.851cm" svg:y2="15.392cm">
            <text:p/>
          </draw:line>
          <draw:line draw:style-name="gr4" draw:text-style-name="P1" draw:layer="layout" svg:x1="16.223cm" svg:y1="14.948cm" svg:x2="16.223cm" svg:y2="15.585cm">
            <text:p/>
          </draw:line>
          <draw:line draw:style-name="gr4" draw:text-style-name="P1" draw:layer="layout" svg:x1="15.588cm" svg:y1="15.142cm" svg:x2="15.588cm" svg:y2="15.392cm">
            <text:p/>
          </draw:line>
          <draw:line draw:style-name="gr4" draw:text-style-name="P1" draw:layer="layout" svg:x1="14.966cm" svg:y1="15.075cm" svg:x2="14.966cm" svg:y2="15.452cm">
            <text:p/>
          </draw:line>
          <draw:ellipse draw:style-name="gr2" draw:text-style-name="P1" draw:layer="layout" svg:width="0.618cm" svg:height="0.768cm" svg:x="4.876cm" svg:y="14.881cm" draw:kind="arc" draw:start-angle="0.23" draw:end-angle="178.99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3:39:56.065137449</meta:creation-date>
    <dc:date>2018-05-03T13:40:55.588356446</dc:date>
    <meta:editing-duration>PT59S</meta:editing-duration>
    <meta:editing-cycles>1</meta:editing-cycles>
    <meta:document-statistic meta:object-count="31"/>
    <meta:generator>LibreOffice/6.0.0.3$MacOSX_X86_64 LibreOffice_project/64a0f66915f38c6217de274f0aa8e15618924765</meta:generator>
  </office:meta>
</office:document-meta>
</file>